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3b15" officeooo:paragraph-rsid="00013b15"/>
    </style:style>
    <style:style style:name="P2" style:family="paragraph" style:parent-style-name="Standard">
      <style:text-properties officeooo:rsid="00013b15" officeooo:paragraph-rsid="00023c1a"/>
    </style:style>
    <style:style style:name="P3" style:family="paragraph" style:parent-style-name="Standard">
      <style:text-properties officeooo:paragraph-rsid="00023c1a"/>
    </style:style>
    <style:style style:name="P4" style:family="paragraph" style:parent-style-name="Standard">
      <style:text-properties officeooo:paragraph-rsid="00024ad1"/>
    </style:style>
    <style:style style:name="P5" style:family="paragraph" style:parent-style-name="Standard">
      <style:text-properties officeooo:paragraph-rsid="0003508c"/>
    </style:style>
    <style:style style:name="P6" style:family="paragraph" style:parent-style-name="Standard">
      <style:text-properties officeooo:rsid="000182db" officeooo:paragraph-rsid="00023c1a"/>
    </style:style>
    <style:style style:name="P7" style:family="paragraph" style:parent-style-name="Standard">
      <style:text-properties officeooo:rsid="00024ad1" officeooo:paragraph-rsid="00024ad1"/>
    </style:style>
    <style:style style:name="P8" style:family="paragraph" style:parent-style-name="Standard">
      <style:text-properties officeooo:paragraph-rsid="00065587"/>
    </style:style>
    <style:style style:name="P9" style:family="paragraph" style:parent-style-name="Standard">
      <style:text-properties officeooo:paragraph-rsid="00081561"/>
    </style:style>
    <style:style style:name="P10" style:family="paragraph" style:parent-style-name="Standard">
      <style:text-properties officeooo:rsid="0008f0a9" officeooo:paragraph-rsid="0008f0a9"/>
    </style:style>
    <style:style style:name="P11" style:family="paragraph" style:parent-style-name="Standard">
      <style:text-properties officeooo:rsid="000c4342" officeooo:paragraph-rsid="000c4342"/>
    </style:style>
    <style:style style:name="P12" style:family="paragraph" style:parent-style-name="Standard">
      <style:text-properties officeooo:rsid="00013b15" officeooo:paragraph-rsid="00013b15"/>
    </style:style>
    <style:style style:name="P13" style:family="paragraph" style:parent-style-name="Standard">
      <style:text-properties officeooo:paragraph-rsid="00013b15"/>
    </style:style>
    <style:style style:name="P14" style:family="paragraph" style:parent-style-name="Standard">
      <style:text-properties officeooo:paragraph-rsid="00044386"/>
    </style:style>
    <style:style style:name="P15" style:family="paragraph" style:parent-style-name="Standard">
      <style:text-properties officeooo:paragraph-rsid="000e1ef2"/>
    </style:style>
    <style:style style:name="P16" style:family="paragraph" style:parent-style-name="Standard">
      <style:text-properties officeooo:rsid="000e1ef2" officeooo:paragraph-rsid="000e1ef2"/>
    </style:style>
    <style:style style:name="P17" style:family="paragraph" style:parent-style-name="Standard">
      <style:text-properties officeooo:paragraph-rsid="000f4a96"/>
    </style:style>
    <style:style style:name="T1" style:family="text">
      <style:text-properties officeooo:rsid="00013b15"/>
    </style:style>
    <style:style style:name="T2" style:family="text">
      <style:text-properties officeooo:rsid="000182db"/>
    </style:style>
    <style:style style:name="T3" style:family="text">
      <style:text-properties officeooo:rsid="000229bc"/>
    </style:style>
    <style:style style:name="T4" style:family="text">
      <style:text-properties officeooo:rsid="00023c1a"/>
    </style:style>
    <style:style style:name="T5" style:family="text">
      <style:text-properties officeooo:rsid="00024ad1"/>
    </style:style>
    <style:style style:name="T6" style:family="text">
      <style:text-properties officeooo:rsid="0003508c"/>
    </style:style>
    <style:style style:name="T7" style:family="text">
      <style:text-properties officeooo:rsid="0003aa78"/>
    </style:style>
    <style:style style:name="T8" style:family="text">
      <style:text-properties officeooo:rsid="00044386"/>
    </style:style>
    <style:style style:name="T9" style:family="text">
      <style:text-properties officeooo:rsid="00050747"/>
    </style:style>
    <style:style style:name="T10" style:family="text">
      <style:text-properties officeooo:rsid="00065587"/>
    </style:style>
    <style:style style:name="T11" style:family="text">
      <style:text-properties officeooo:rsid="0006964a"/>
    </style:style>
    <style:style style:name="T12" style:family="text">
      <style:text-properties officeooo:rsid="00081561"/>
    </style:style>
    <style:style style:name="T13" style:family="text">
      <style:text-properties officeooo:rsid="0008eaca"/>
    </style:style>
    <style:style style:name="T14" style:family="text">
      <style:text-properties officeooo:rsid="0008f0a9"/>
    </style:style>
    <style:style style:name="T15" style:family="text">
      <style:text-properties officeooo:rsid="000a52e5"/>
    </style:style>
    <style:style style:name="T16" style:family="text">
      <style:text-properties officeooo:rsid="000c4342"/>
    </style:style>
    <style:style style:name="T17" style:family="text">
      <style:text-properties officeooo:rsid="000e1ef2"/>
    </style:style>
    <style:style style:name="T18" style:family="text">
      <style:text-properties officeooo:rsid="000f4a96"/>
    </style:style>
    <style:style style:name="T19" style:family="text">
      <style:text-properties officeooo:rsid="001051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daktisch-Methodische Hinweise</text:p>
      <text:p text:style-name="P1"/>
      <text:p text:style-name="P1"/>
      <text:p text:style-name="P13"><text:span text:style-name="T1">A</text:span><text:span text:style-name="T17">ngaben zum </text:span><text:span text:style-name="T1">Schwierigkeitsgrad, Umfang </text:span><text:span text:style-name="T17">und </text:span><text:span text:style-name="T1">Zeitbedarf </text:span><text:span text:style-name="T17">der</text:span><text:span text:style-name="T1"> bis hierher geleistete</text:span><text:span text:style-name="T17">n</text:span><text:span text:style-name="T1"> Arbeit:</text:span></text:p>
      <text:p text:style-name="P1"/>
      <text:p text:style-name="P2">Das Projekt AG-Planer ist inzwischen eine voll funktionsfähige Datenbank, auf die von Schülern, Lehrern und Administratoren per Browser zugegriffen werden kann. </text:p>
      <text:p text:style-name="P3"><text:span text:style-name="T2">Der </text:span><text:span text:style-name="T1">Arbeitsumfang und Schwierigkeitsgrad </text:span><text:span text:style-name="T2">variiert zwischen den einzelnen Entwicklungsstufen. Den höchste</text:span><text:span text:style-name="T8">n</text:span><text:span text:style-name="T2"> Arbeitsaufwand und Schwierigkeitsgrad würden wir der Entwicklung der php-Views zuordnen. Eine Übersicht zu den einzelnen Sichten findet sich im Dokument „Sichten und Anwendungsprogramm“. </text:span><text:span text:style-name="T3">Der Zeitbedarf für einen einigermaßen erfahrenen php-Programmierer liegt hier bei etwa </text:span><text:span text:style-name="T5">42</text:span><text:span text:style-name="T3"> Stunden. Das entspricht ca. </text:span><text:span text:style-name="T5">1,5</text:span><text:span text:style-name="T3"> Stunde</text:span><text:span text:style-name="T5">n</text:span><text:span text:style-name="T3"> pro php-Skript, in der natürlich Entwicklung, Fehlersuche und Testung enthalten sind. </text:span></text:p>
      <text:p text:style-name="P6">Sollte ein ähnliches Projekt in der Schule verwirklicht werden, müssen die php-Skripte der Views durch die Lehrkraft geliefert werden. Eine andere Möglichkeit ist natürlich die Verringerung der Anwenderszenarien, die durch Views unterstützt werden sollen. </text:p>
      <text:p text:style-name="P7">Die Erstellung der SQL-Abfragen ist eigentlich nicht von der Initialisierung der Views zu trennen. Dennoch sollen Sie hier noch einmal gesondert betrachtet werden. <text:span text:style-name="T8">D</text:span>enn SQL Abfragen könnten auch von Schülern entwickelt werden. Denkbar wäre eine Art Projektarbeit, in der die von den Schüler*innen entwickelten SQL-Abfragen durch die Lehrkraft in die php-Skripte aufgenommen werden. Das Finden von SQL-Abfragen zu einer bestimmten Problemstellung kann je nach Aufgabenstellung in allen möglichen Schwierigkeitsbereichen liegen. Angefangen von der Anzeige einzelner Spalten aus bestimmten Tabellen bis hin zu so komplexen Abfragen, wie sie teilweise für die in diesem Projekt verwirklichen Views nötig waren. </text:p>
      <text:p text:style-name="P4"><text:span text:style-name="T2">Ein vergleichsweise geringerer Aufwand stellte die Erstellung des ER-Modells dar. </text:span><text:span text:style-name="T3">Die Erstellung des ER-Modells ist eine Aufgabe, </text:span><text:span text:style-name="T4">die auch</text:span><text:span text:style-name="T3"> Schüler*innen </text:span><text:span text:style-name="T4">übernehmen könnten</text:span><text:span text:style-name="T3">. </text:span><text:span text:style-name="T4">Der Zeitliche Aufwand zur Erstellung, Prüfung und Verbesserung sowie dem Eintragen der Kardinalitäten betrug <text:s/>ungefähr 5-8 Stunden. </text:span><text:span text:style-name="T5">Zusätzlich mussten auch die Integritätsbedingungen und funktionale Abhängigkeiten diskutiert werden.</text:span></text:p>
      <text:p text:style-name="P14"><text:span text:style-name="T8">Das erstellen der Datenbank mit postgresql stellt auch einen eher geringeren Aufwand dar. Die zur Erstellung der Tabellen und zum Einfügen der Daten notwendigen SQL Befehle stellen für Schüler*innen eine gute Fingerübung da, </text:span><text:span text:style-name="T9">vorausgesetzt das zugrunde liegende ER-Modell war gut durchdacht</text:span><text:span text:style-name="T8">. </text:span><text:span text:style-name="T9">Dennoch sollte der zeitliche Aufwand dafür nicht unterschätzt werden. Hier würde sich für eine etwaige Umsetzung im Unterricht eine kooperative Lernform anbieten. Die Schüler*innen implementieren in Teilgruppen jeweils einen Teil der SQL-Befehle, die dann zusammengeführt werden.</text:span></text:p>
      <text:p text:style-name="P14"/>
      <text:p text:style-name="P15"><text:span text:style-name="T1">A</text:span><text:span text:style-name="T17">ngaben zur </text:span><text:span text:style-name="T1">Bedeutsamkeit im Kontext des Informatikunterrichts </text:span><text:span text:style-name="T17">der</text:span><text:span text:style-name="T1"> bis hierher geleistete</text:span><text:span text:style-name="T17">n</text:span><text:span text:style-name="T1"> Arbeit:</text:span></text:p>
      <text:p text:style-name="P4"/>
      <text:p text:style-name="P8"><text:span text:style-name="T6">Das Projekt AG-Planer greift alle wichtigen Inhalte einer Unterrichtssequenz zum Thema Datenbank auf. </text:span><text:span text:style-name="T9">Das zugrunde liegende ER-Modell </text:span><text:span text:style-name="T10">ist nicht zu komplex, sodass es von Schüler*innen erstellt werden kann.</text:span><text:span text:style-name="T6"> Sollte ein solches Projekt, eventuell etwas reduziert, im Unterricht verwirklicht werden, sollte den Schüler*innen schnell bewusst werden, wie wichtig ein gut erstelltes ER-Modell mit zugehörigen Kardinalitäten für die </text:span><text:span text:style-name="T8">spätere </text:span><text:span text:style-name="T6">Verwirklichung ist. Die häufig als trocken empfundene Theorie wird hier zu einer Notwendigkeit, die spätere Entwicklungsschritte erheblich strukturiert und erleichtert. Abgesehen von dem offensichtlichen Datenbankbezug </text:span><text:span text:style-name="T7">wird auch das Thema Rechnernetze tangiert, </text:span><text:span text:style-name="T11">zumindest falls angestrebt wird einen Zugriff auf die Datenbank über Internetbrowser zu verwirklichen</text:span><text:span text:style-name="T7">. </text:span><text:span text:style-name="T11">Dabei können oder müssten die php-Skripte von der Lehrkraft vorgegeben werden.</text:span><text:span text:style-name="T7"> Die Begriffe Server, IP-Adressen und Ports können hier im Sinne eines Spiralprinzips thematisiert werden. Entweder dient das Thema als erster Berührpunkt mit dem Thema oder es können Inhalte des Themas Rechnernetze gezielt wiederholt werden.</text:span></text:p>
      <text:p text:style-name="P15"><text:soft-page-break/><text:span text:style-name="T17">Bei welchen Inhhalten ist eine didaktische Reduktion nötig bzw, angebracht? - Fakultative und Unverzichtbare Teile des AG-Planers</text:span></text:p>
      <text:p text:style-name="P5"/>
      <text:p text:style-name="P9"><text:span text:style-name="T12">Die Funktionalität des AG-Planers lässt sich natürlich reduzieren, falls im Unterricht nur eine geringere Komplexität umgesetzt werden kann bzw. soll. Mögliche Gründe für eine Reduktion können zum Beispiel das geringe Leistungsniveau des Kurses oder eine zu geringe Stundenanzahl für die Unterrichtsreihe Datenbaken sein. Bei der Reduktion muss natürlich aufgepasst werden, dass das Ergebnis des Projekts immer noch ein AG-Planer ist. Manche Inhalte sind fakultativ und könnten bei Bedarf auch weggelassen werden. Andere Inhalte s</text:span><text:span text:style-name="T13">i</text:span><text:span text:style-name="T12">nd unverzichtbar. </text:span><text:span text:style-name="T13">Als fakultativ würden wir die Verwirklichung der Sichten beschreiben. Die dem AG-Planer </text:span><text:span text:style-name="T14">zugrundeliegende Datenbank könnte auch in posgresql durch einen <text:s/>Admin Bearbeitet und gepflegt werden. Natürlich ist ein Benutzerzugang über einen Browser praktisch besser einsetzbar. Jedoch reicht es unter Umständen bei der Umsetzung eines Projekts im Informationsunterricht nur eine AG-Verwaltung als Datenbank via postgresql anzustreben. </text:span></text:p>
      <text:p text:style-name="P10">Außerdem ist es möglich das ER-Modell zu reduzieren. Fakultativ ist (insbesondere, wenn man keine Sichten per php verwirklichen will) im ER-Modell die Entität Session <text:span text:style-name="T15">und Termine mit den zugehörigen Relationen. Ohne durch php verwirklichte Sichten, macht es keinen Sinn die Session der Benutzer zu verwalten, um <text:s/>bei einem erneuten login keine Zugangsdaten mehr angeben zu müssen. Wann eine AG stattfindet wird in der Entität Termine gespeichert, das ist natürlich schön, wenn Benutzer gucken könnten, wann eine bestimmte AG stattfinden soll oder welche AGs zu einem bestimmten Termin angeboten werden. Dennoch ist dieses Feature für einen AG-Planer nicht essenziell. Es würde ja schon ausreichen, dass der reduzierte AG-Planer AGs mit den zugehörigen AG-Leitern und Teilnehm</text:span><text:span text:style-name="T16">enden Schülern verwaltet. Diese Datenbank kann dann natürlich bei Bedarf um neue Funktionalitäten erweitert werden.</text:span></text:p>
      <text:p text:style-name="P11">Unverzichtbar sind daher die Verwirklichung der Entitäten Benutzer, Andere, Schüler, Lehrer und AGs mit den jeweiligen Relationen. Dazu zählt nicht nur die Erstellung des ER-Modells, sondern auch das Erstellen von Tabellen und der insert-Dateien.</text:p>
      <text:p text:style-name="P11"/>
      <text:p text:style-name="P16">Vorschläge zur methodischen Umsetzung dieses oder eines ähnlichen Projekts im Informatikunterricht:</text:p>
      <text:p text:style-name="P16"/>
      <text:p text:style-name="P17"><text:span text:style-name="T17">Es bietet sich an, die Vielzahl an Aufgaben auf mehrere Gruppen aufzuteilen und die Arbeitsergebnisse der Einzelgruppen zu einem Großen und Ganzen zusammen zu fügen. Dabei könnten die Gruppenergebnisse und Gruppenarbeiten wie in einer fiktiven Firma organisiert werden. In regelmäßigen Abständen wird der Fortschritt der einzelnen Gruppen in einer Art „Kurzmeeting“ mitgeteilt. In diesen Meetings geht es vorrangig um Erfahrungsaustausch und darum, dass die Schüler*innen das Gefühl haben zusammen an einem Projekt zu arbeiten und nicht jede Gruppe für sich. Außerdem kann die Lehrkraft so auch den Lernfortschritt beobachten. </text:span></text:p>
      <text:p text:style-name="P17"><text:span text:style-name="T18">Bevor die Teilaufgaben auf einzelne Gruppen verteilt werden können muss sich die Lerngruppe auf ein gemeinsames ER-Modell einigen. Die einzelnen Gruppen könnten Vorschläge entwickeln und im Plenum vorstellen. Gemeinschaftlich wird sich dann auf ein ER-Modell geeinigt, das natürlich auch aus mehreren Vorschlägen zusammengesetzt werden kann. </text:span></text:p>
      <text:p text:style-name="P17"><text:span text:style-name="T18">Nachdem das ER-Modell feststeht und das Ziel der Projektarbeit festgelegt ist, müssen Teilaufgaben identifiziert werden und auf die Gruppen verteilt werden und dann kann die kooperative Gruppenarbeit beginnen.</text:span></text:p>
      <text:p text:style-name="P17"/>
      <text:p text:style-name="P17"><text:span text:style-name="T18">Weiterführende sinnvolle Fragestellungen</text:span></text:p>
      <text:p text:style-name="P17"/>
      <text:p text:style-name="P17"><text:span text:style-name="T18"><text:s/></text:span><text:span text:style-name="T19">Weiterführende sinnvolle Fragestellungen könnten sein: Wie sollen Schüler, Lehrer und Externe Zugriff auf die Datenbank erlangen? Gibt es einen Schulserver, auf dem der AG-Planer abgelegt werden kann? </text:span></text:p>
      <text:p text:style-name="P17"/>
      <text:p text:style-name="P17"><text:soft-page-break/><text:span text:style-name="T17"><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3T23:09:28.587603121</meta:creation-date>
    <dc:date>2021-06-05T02:16:35.630463598</dc:date>
    <meta:editing-duration>PT30M38S</meta:editing-duration>
    <meta:editing-cycles>6</meta:editing-cycles>
    <meta:generator>LibreOffice/6.4.7.2$Linux_X86_64 LibreOffice_project/40$Build-2</meta:generator>
    <meta:document-statistic meta:table-count="0" meta:image-count="0" meta:object-count="0" meta:page-count="3" meta:paragraph-count="21" meta:word-count="1024" meta:character-count="7707" meta:non-whitespace-character-count="6690"/>
  </office:meta>
</office:document-meta>
</file>